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7.3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3.605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automatic"/>
    </style:style>
    <style:style style:name="T1" style:family="text">
      <style:text-properties style:font-name="Cambri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size-asian="9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0pt" style:language-complex="fr" style:country-complex="FR" style:font-name-asian="Arial1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Tabl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1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_VALUE</text:p>
          </table:table-cell>
          <table:table-cell office:value-type="string" calcext:value-type="string">
            <text:p>CODAG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VPIV_EX</text:p>
          </table:table-cell>
          <table:table-cell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emg: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cl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emg:clear#</text:p>
          </table:table-cell>
          <table:table-cell office:value-type="string" calcext:value-type="string">
            <text:p>Efface l'urgence active. Préférer Urg:clear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=ARRET|1=VEILLE|2=FIXE|3=DEPLACEMENT|4=AUTONOME|5=ERREU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modeRZ:2#</text:p>
          </table:table-cell>
          <table:table-cell office:value-type="string" calcext:value-type="string">
            <text:p>Confirmation du mode appliqué. Même enum que SE pour cohérence.</text:p>
          </table:table-cell>
        </table:table-row>
        <table:table-row table:style-name="ro2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|1|2|3|4|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modeRZ:*:3#</text:p>
          </table:table-cell>
          <table:table-cell office:value-type="string" calcext:value-type="string">
            <text:p>0=ARRET 1=VEILLE 2=FIXE 3=DEPLACEMENT 4=AUTONOME 5=ERREUR.</text:p>
            <text:p>Mis à jour dans global.json .CfgS.modeRZ.</text:p>
            <text:p>Déclenche recalcul STT.context via calculate_stt_context().</text:p>
            <text:p>Conditionne les autorisations vocales (filtrage modeRZ 0 et 5 dans stt_handler)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=ARRET|1=VEILLE|2=FIXE|3=DEPLACEMENT|4=AUTONOME|5=ERREU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modeRZ:2#</text:p>
          </table:table-cell>
          <table:table-cell office:value-type="string" calcext:value-type="string">
            <text:p>Mode global du robot. Côté Arduino : number interne mais les valeurs sont les mêmes que l'enum SE. Via SE→bridge→Arduino.</text:p>
          </table:table-cell>
        </table:table-row>
        <table:table-row table:style-name="ro3" table:visibility="filter">
          <table:table-cell office:value-type="string" calcext:value-type="string">
            <text:p>S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|1|2|3|4|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modeRZ:*:3#</text:p>
          </table:table-cell>
          <table:table-cell office:value-type="string" calcext:value-type="string">
            <text:p>ACK publié par handle_state_transition() dans rz_state-manager.sh</text:p>
            <text:p>après mise à jour atomique de global.json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reset:true#</text:p>
          </table:table-cell>
          <table:table-cell office:value-type="string" calcext:value-type="string">
            <text:p>_</text:p>
          </table:table-cell>
        </table:table-row>
        <table:table-row table:style-name="ro3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reset:*:1#</text:p>
          </table:table-cell>
          <table:table-cell office:value-type="string" calcext:value-type="string">
            <text:p>Réinitialisation complète. Refusé si urgence active.</text:p>
            <text:p>→ retour $I:COM:error:SE:"urgence active, clear first"#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true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reset:true#</text:p>
          </table:table-cell>
          <table:table-cell office:value-type="string" calcext:value-type="string">
            <text:p>Réinitialise Arduino via RZ_initAll(). Bloqué si urgence activ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=ECRAN|1=VOCALE|2=JOYSTICK|3=LAISSE|4=LAISSE+VOCA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typePtge:3#</text:p>
          </table:table-cell>
          <table:table-cell office:value-type="string" calcext:value-type="string">
            <text:p>Confirmation type de pilotage appliqué.</text:p>
          </table:table-cell>
        </table:table-row>
        <table:table-row table:style-name="ro4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|1|2|3|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typePtge:*:4#</text:p>
          </table:table-cell>
          <table:table-cell office:value-type="string" calcext:value-type="string">
            <text:p>0=Ecran 1=Vocal 2=Manette 3=Laisse 4=Laisse+Vocal.</text:p>
            <text:p>Conditionne : activation TTS (≠0), blocage cmdes motrices laisse (=3 ou 4),</text:p>
            <text:p>déclenchement URG_SENSOR_FAIL caméra (=0 ou 2), contexte STT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=ECRAN|1=VOCALE|2=JOYSTICK|3=LAISSE|4=LAISSE+VOCA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typePtge:3#</text:p>
          </table:table-cell>
          <table:table-cell office:value-type="string" calcext:value-type="string">
            <text:p>Mode de pilotage. Active ctrl_L automatiquement si 3 ou 4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|1|2|3|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typePtge:*:4#</text:p>
          </table:table-cell>
          <table:table-cell office:value-type="string" calcext:value-type="string">
            <text:p>_</text:p>
          </table:table-cell>
        </table:table-row>
        <table:table-row table:style-name="ro2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Resea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4K|Wifi4KSP|WifiSPSsI|WifiInternetBo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typeReseau:*:WifiInternetBox#</text:p>
          </table:table-cell>
          <table:table-cell office:value-type="string" calcext:value-type="string">
            <text:p>4K=SIM dédiée SE. Wifi4KSP=Wi-Fi sur partage SP.</text:p>
            <text:p>WifiSPSsI=Wi-Fi SP sans Internet. WifiInternetBox=box Internet.</text:p>
            <text:p>⚠️ Paradoxe d'amorçage : valeur doit être dans courant_init.json</text:p>
            <text:p>avant toute connexion MQTT. SP peut la mettre à jour ensuite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Resea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4K|Wifi4KSP|WifiSPSsI|WifiInternetBo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typeReseau:*:WifiInternetBox#</text:p>
          </table:table-cell>
          <table:table-cell office:value-type="string" calcext:value-type="string">
            <text:p>_</text:p>
          </table:table-cell>
        </table:table-row>
        <table:table-row table:style-name="ro3" table:visibility="filter">
          <table:table-cell office:value-type="string" calcext:value-type="string">
            <text:p>P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rg:clear:*:1#</text:p>
          </table:table-cell>
          <table:table-cell office:value-type="string" calcext:value-type="string">
            <text:p>Efface l'état d'urgence (cleared). SE attend clear avant de reprendre.</text:p>
            <text:p>Après clear, SP renvoie modeSys et/ou modeRZ pour relancer les managers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rg:*:clear:1#</text:p>
          </table:table-cell>
          <table:table-cell office:value-type="string" calcext:value-type="string">
            <text:p>Efface l'urgence active Arduino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a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*:etat:A:active#</text:p>
          </table:table-cell>
          <table:table-cell office:value-type="string" calcext:value-type="string">
            <text:p>Urgence active côté Arduino. Instance=A. Publié simultanément avec sourc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cl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*:etat:A:cleared#</text:p>
          </table:table-cell>
          <table:table-cell office:value-type="string" calcext:value-type="string">
            <text:p>Urgence effacée côté Arduino.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warn|dang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niveau:SE:danger#</text:p>
          </table:table-cell>
          <table:table-cell office:value-type="string" calcext:value-type="string">
            <text:p>danger → rz_vpiv_parser.sh lance safety_stop.sh (Point C).</text:p>
            <text:p>warn → affichage SP, pas d'arrêt automatique.</text:p>
            <text:p>global.json : .Urg.niveau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loop_slow|us_danger|mvt_danger|...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*:source:A:loop_slow#</text:p>
          </table:table-cell>
          <table:table-cell office:value-type="string" calcext:value-type="string">
            <text:p>Cause de l'urgence détectée par Arduino. Instance=A. SP doit réagir automatiquement.</text:p>
          </table:table-cell>
        </table:table-row>
        <table:table-row table:style-name="ro2" table:visibility="filter">
          <table:table-cell office:value-type="string" calcext:value-type="string">
            <text:p>E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URG_NONE|URG_LOW_BAT|URG_CPU_CHARGE|URG_OVERHEAT|</text:p>
            <text:p>URG_MOTOR_STALL|URG_SENSOR_FAIL|URG_BUFFER_OVERFLOW|</text:p>
            <text:p>URG_PARSING_ERROR|URG_LOOP_TOO_SLOW|URG_APPLI_FAIL|</text:p>
            <text:p>URG_DANGER|URG_UNKN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source:SE:URG_CPU_CHARGE#</text:p>
          </table:table-cell>
          <table:table-cell office:value-type="string" calcext:value-type="string">
            <text:p>Émis par trigger_urgence() (urgence.sh) ou safety_stop.sh (URG_DANGER).</text:p>
            <text:p>Codes validés dans URG_CODES_VALIDES[] — fallback URG_UNKNOWN si inconnu.</text:p>
            <text:p>SP décide du niveau (warn/danger) et orchestre la réponse.</text:p>
            <text:p>global.json : .Urg.source</text:p>
          </table:table-cell>
        </table:table-row>
        <table:table-row table:style-name="ro3" table:visibility="filter">
          <table:table-cell office:value-type="string" calcext:value-type="string">
            <text:p>S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cleared|a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statut:SE:active#</text:p>
          </table:table-cell>
          <table:table-cell office:value-type="string" calcext:value-type="string">
            <text:p>Reflète l'état courant urgence côté SE.</text:p>
            <text:p>global.json : .Urg.statut</text:p>
          </table:table-cell>
        </table:table-row>
        <table:table-row table:style-name="ro3" table:visibility="filter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debug:SE:"gyro init OK"#</text:p>
          </table:table-cell>
          <table:table-cell office:value-type="string" calcext:value-type="string">
            <text:p>global.json : .COM.debug</text:p>
            <text:p>Réservé au débogage — ne pas activer en production.</text:p>
          </table:table-cell>
        </table:table-row>
        <table:table-row table:style-name="ro2" table:visibility="filter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error:SE:"CamSE rear : CAM_START_FAIL"#</text:p>
          </table:table-cell>
          <table:table-cell office:value-type="string" calcext:value-type="string">
            <text:p>Erreur non critique — SP affiche, pas d'arrêt automatique.</text:p>
            <text:p>Émis par tous les managers sur erreur récupérable.</text:p>
            <text:p>global.json : .COM.error</text:p>
            <text:p>TTS si typePtge ≠ 0 (retour vocal activé dans rz_vpiv_parser.sh).</text:p>
          </table:table-cell>
        </table:table-row>
        <table:table-row table:style-name="ro4" table:visibility="filter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info:SE:"CAMERA_START_PRIORITY"#</text:p>
          </table:table-cell>
          <table:table-cell office:value-type="string" calcext:value-type="string">
            <text:p>Information de fonctionnement — ACK, notifications.</text:p>
            <text:p>TTS si typePtge ≠ 0.</text:p>
            <text:p>global.json : .COM.info</text:p>
          </table:table-cell>
        </table:table-row>
        <table:table-row table:style-name="ro4" table:visibility="filter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warn:SE:"CPU 85% depuis 10s"#</text:p>
          </table:table-cell>
          <table:table-cell office:value-type="string" calcext:value-type="string">
            <text:p>Avertissement non bloquant.</text:p>
            <text:p>Déclenché par alerts_sys.sh quand seuil warn franchi 10s.</text:p>
            <text:p>global.json : .COM.warn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Ba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Sys:dataContBatt:SE:65#</text:p>
          </table:table-cell>
          <table:table-cell office:value-type="string" calcext:value-type="string">
            <text:p>Niveau batterie via termux-battery-status (pkg install termux-api requis).</text:p>
            <text:p>⚠️ SENS INVERSÉ : &lt;warn(30%) → COM:warn | &lt;urg(15%) → URG_LOW_BAT</text:p>
            <text:p>global.json .Sys.batt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Cp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Sys:dataContCpu:SE:45#</text:p>
          </table:table-cell>
          <table:table-cell office:value-type="string" calcext:value-type="string">
            <text:p>Charge CPU via top. Publié à freqCont s (mode FLOW).</text:p>
            <text:p>&gt;warn(80%) depuis 10s → $I:COM:warn | &gt;urg(90%) depuis 10s → $E:Urg:source:SE:URG_CPU_CHARGE</text:p>
            <text:p>global.json .Sys.cpu — lu par rz_stt_handler.sh (filtre CPU&gt;90%).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M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ContMem:SE:58#</text:p>
          </table:table-cell>
          <table:table-cell office:value-type="string" calcext:value-type="string">
            <text:p>RAM utilisée via /proc/meminfo — (MemTotal−MemAvailable)/MemTotal.</text:p>
            <text:p>&gt;warn(80%) → COM:warn | &gt;urg(90%) → URG_SENSOR_FAIL</text:p>
            <text:p>global.json .Sys.mem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Stor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ContStorage:SE:72#</text:p>
          </table:table-cell>
          <table:table-cell office:value-type="string" calcext:value-type="string">
            <text:p>% espace utilisé /sdcard via df.</text:p>
            <text:p>&gt;warn(85%) → COM:warn | &gt;urg(95%) → URG_SENSOR_FAIL</text:p>
            <text:p>global.json .Sys.storage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The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Sys:dataContThermal:SE:38#</text:p>
          </table:table-cell>
          <table:table-cell office:value-type="string" calcext:value-type="string">
            <text:p>Température via termux-sensor puis fallback /sys/thermal_zone0.</text:p>
            <text:p>&gt;warn(70°C) → COM:warn | &gt;urg(85°C) → URG_OVERHEAT</text:p>
            <text:p>global.json .Sys.thermal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Ba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Batt:SE:63#</text:p>
          </table:table-cell>
          <table:table-cell office:value-type="string" calcext:value-type="string">
            <text:p>Moyenne batt sur nbCycles (mode MOY)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Cp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Cpu:SE:42#</text:p>
          </table:table-cell>
          <table:table-cell office:value-type="string" calcext:value-type="string">
            <text:p>Moyenne CPU sur nbCycles mesures. Publié à freqMoy s (mode MOY)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M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Mem:SE:56#</text:p>
          </table:table-cell>
          <table:table-cell office:value-type="string" calcext:value-type="string">
            <text:p>Moyenne mem sur nbCycles (mode MOY)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Stor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Storage:SE:71#</text:p>
          </table:table-cell>
          <table:table-cell office:value-type="string" calcext:value-type="string">
            <text:p>Moyenne storage sur nbCycles (mode MOY)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The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Thermal:SE:37#</text:p>
          </table:table-cell>
          <table:table-cell office:value-type="string" calcext:value-type="string">
            <text:p>Moyenne thermal sur nbCycles (mode MOY).</text:p>
          </table:table-cell>
        </table:table-row>
        <table:table-row table:style-name="ro5" table:visibility="filter">
          <table:table-cell office:value-type="string" calcext:value-type="string">
            <text:p>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modeSy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FLOW|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ys:modeSys:*:FLOW#</text:p>
          </table:table-cell>
          <table:table-cell office:value-type="string" calcext:value-type="string">
            <text:p>OFF=aucune surveillance.</text:p>
            <text:p>FLOW=dataCont* publiés à freqCont secondes.</text:p>
            <text:p>MOY=dataMoy* (moyenne nbCycles) publiés à freqMoy secondes.</text:p>
            <text:p>ALERTE=surveillance seuils uniquement, aucun flux.</text:p>
            <text:p>⚠️ Après urgence : SE arrête émissions et attend nouveau modeSys de SP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modeSy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FLOW|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ys:modeSys:SE:FLOW#</text:p>
          </table:table-cell>
          <table:table-cell office:value-type="string" calcext:value-type="string">
            <text:p>ACK émis par load_config() dans rz_sys_monitor.sh.</text:p>
          </table:table-cell>
        </table:table-row>
        <table:table-row table:style-name="ro6" table:visibility="filter">
          <table:table-cell office:value-type="string" calcext:value-type="string">
            <text:p>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araSy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: number &gt;0  (secondes — plus petit = plus fréquent)</text:p>
            <text:p>freqMoy      : number &gt;=freqCont  (secondes)</text:p>
            <text:p>nbCycles     : number &gt;0</text:p>
            <text:p>thresholds.cpu.warn     : number 0–100  (%)</text:p>
            <text:p>thresholds.cpu.urg      : number &gt;warn  (%)</text:p>
            <text:p>thresholds.thermal.warn : number &gt;0  (°C)</text:p>
            <text:p>thresholds.thermal.urg  : number &gt;warn  (°C)</text:p>
            <text:p>thresholds.storage.warn : number 0–100  (%)</text:p>
            <text:p>thresholds.storage.urg  : number &gt;warn  (%)</text:p>
            <text:p>thresholds.mem.warn     : number 0–100  (%)</text:p>
            <text:p>thresholds.mem.urg      : number &gt;warn  (%)</text:p>
            <text:p>thresholds.batt.warn    : number 0–100  (%) ⚠️SENS INVERSÉ : alerte si &lt;warn</text:p>
            <text:p>thresholds.batt.urg     : number &lt;warn  (%) ⚠️SENS INVERSÉ : alerte si &lt;urg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ys:paraSys:*:{"freqCont":10,"freqMoy":60,"nbCycles":3,"thresholds":{"cpu":{"warn":80,"urg":90},"thermal":{"warn":70,"urg":85},"storage":{"warn":85,"urg":95},"mem":{"warn":80,"urg":90},"batt":{"warn":30,"urg":15}}}#</text:p>
          </table:table-cell>
          <table:table-cell office:value-type="string" calcext:value-type="string">
            <text:p>⚠️ freqCont/freqMoy en SECONDES (≠ Gyro/Mag en Hz, ≠ MicroSE en ms).</text:p>
            <text:p>⚠️ Batterie SENS INVERSÉ : urg &lt; warn (15 &lt; 30).</text:p>
            <text:p>Alertes déclenchées après 10s de dépassement continu (règle alerts_sys.sh)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araSy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ys:paraSys:SE:{"freqCont":10,"thresholds":{...}}#</text:p>
          </table:table-cell>
          <table:table-cell office:value-type="string" calcext:value-type="string">
            <text:p>ACK émis par load_config() — image des paramètres réellement appliqués.</text:p>
          </table:table-cell>
        </table:table-row>
        <table:table-row table:style-name="ro3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&gt;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ys:uptime:SE:3600#</text:p>
          </table:table-cell>
          <table:table-cell office:value-type="string" calcext:value-type="string">
            <text:p>Publié UNE SEULE FOIS au démarrage via send_uptime().</text:p>
            <text:p>Lu depuis /proc/uptime. Valeur ponctuelle (pas de flux).</text:p>
          </table:table-cell>
        </table:table-row>
        <table:table-row table:style-name="ro3" table:visibility="filter">
          <table:table-cell office:value-type="string" calcext:value-type="string">
            <text:p>P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angleVSEBas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Gyro:angleVSEBase:*:150#</text:p>
          </table:table-cell>
          <table:table-cell office:value-type="string" calcext:value-type="string">
            <text:p>Angle combiné BASE+THB pour correction tangage (mode ALERTE).</text:p>
            <text:p>150 = 15,0°. Calculé lors de la calibration. Ne change pas au runtime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angleVSEBa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Gyro:angleVSEBase:*:150#</text:p>
          </table:table-cell>
          <table:table-cell office:value-type="string" calcext:value-type="string">
            <text:p>_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dataContGy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[gx,gy,gz]"</text:p>
          </table:table-cell>
          <table:table-cell office:value-type="string" calcext:value-type="string">
            <text:p>rad/s × 10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Gyro:dataContGyro:*:[1200,-450,9800]#</text:p>
          </table:table-cell>
          <table:table-cell office:value-type="string" calcext:value-type="string">
            <text:p>Flux vitesses angulaires 3 axes. Diviser par 100 pour rad/s réels.</text:p>
            <text:p>Filtré par seuilMesure (valeurs sous seuil mises à 0).</text:p>
            <text:p>Publié à freqCont Hz (mode DATACont).</text:p>
          </table:table-cell>
        </table:table-row>
        <table:table-row table:style-name="ro3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dataMoyGy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[gx,gy,gz]"</text:p>
          </table:table-cell>
          <table:table-cell office:value-type="string" calcext:value-type="string">
            <text:p>rad/s × 10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Gyro:dataMoyGyro:*:[1150,-420,9750]#</text:p>
          </table:table-cell>
          <table:table-cell office:value-type="string" calcext:value-type="string">
            <text:p>Moyenne glissante sur nbValPourMoy mesures.</text:p>
            <text:p>Publié à freqMoy Hz (mode DATAMoy).</text:p>
          </table:table-cell>
        </table:table-row>
        <table:table-row table:style-name="ro2" table:visibility="filter">
          <table:table-cell office:value-type="string" calcext:value-type="string">
            <text:p>P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modeGy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DATACont|DATA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Gyro:modeGyro:*:DATACont#</text:p>
          </table:table-cell>
          <table:table-cell office:value-type="string" calcext:value-type="string">
            <text:p>OFF=capteur inactif.</text:p>
            <text:p>DATACont=flux brut dataContGyro à freqCont Hz.</text:p>
            <text:p>DATAMoy=flux moyenné dataMoyGyro à freqMoy Hz.</text:p>
            <text:p>ALERTE=surveillance seuilAlerte uniquement → statusGyro si changement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modeGyro</text:p>
          </table:table-cell>
          <table:table-cell office:value-type="string" calcext:value-type="string">
            <text:p>I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Gyro:modeGyro:*:DATACont#</text:p>
          </table:table-cell>
          <table:table-cell office:value-type="string" calcext:value-type="string">
            <text:p>ACK réception du mode envoyé par load_config().</text:p>
          </table:table-cell>
        </table:table-row>
        <table:table-row table:style-name="ro7" table:visibility="filter">
          <table:table-cell office:value-type="string" calcext:value-type="string">
            <text:p>P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paraGy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  : number &gt;0  (Hz — plus grand = plus fréquent)</text:p>
            <text:p>freqMoy        : number &gt;0  (Hz)</text:p>
            <text:p>nbValPourMoy   : number &gt;0</text:p>
            <text:p>seuilMesure.x  : number &gt;=0  (rad/s × 100) filtrage bruit axe x</text:p>
            <text:p>seuilMesure.y  : number &gt;=0  (rad/s × 100) filtrage bruit axe y</text:p>
            <text:p>seuilMesure.z  : number &gt;=0  (rad/s × 100) filtrage bruit axe z</text:p>
            <text:p>seuilAlerte.x  : number &gt;0  (rad/s × 100) seuil chute axe x</text:p>
            <text:p>seuilAlerte.y  : number &gt;0  (rad/s × 100) seuil chute axe y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Gyro:paraGyro:*:{"freqCont":20,"freqMoy":2,"nbValPourMoy":5,"seuilMesure":{"x":10,"y":10,"z":5},"seuilAlerte":{"x":300,"y":300}}#</text:p>
          </table:table-cell>
          <table:table-cell office:value-type="string" calcext:value-type="string">
            <text:p>⚠️ freqCont/freqMoy en Hz (≠ Sys en secondes, ≠ MicroSE en ms).</text:p>
            <text:p>seuilAlerte &gt; seuilMesure recommandé (vérifié par check_config.sh)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para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Gyro:paraGyro:*:{"freqCont":20,"nbValPourMoy":5,...}#</text:p>
          </table:table-cell>
          <table:table-cell office:value-type="string" calcext:value-type="string">
            <text:p>ACK réception — image des paramètres réellement appliqués.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statusGy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OK|ALERTE|ERR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Gyro:statusGyro:*:ALERTE#</text:p>
          </table:table-cell>
          <table:table-cell office:value-type="string" calcext:value-type="string">
            <text:p>Publié UNIQUEMENT si changement d'état ou dépassement seuilAlerte.</text:p>
            <text:p>ALERTE = axe x ou y dépasse seuilAlerte → risque chute détecté.</text:p>
            <text:p>ERROR = capteur inaccessible (termux-sensor absent ou erreur critique).</text:p>
          </table:table-cell>
        </table:table-row>
        <table:table-row table:style-name="ro3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ContGe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ag:DataContGeo:*:1830#</text:p>
          </table:table-cell>
          <table:table-cell office:value-type="string" calcext:value-type="string">
            <text:p>Cap géographique continu. Mode DATAGeoCont.</text:p>
            <text:p>⚠️ Correction déclinaison magnétique non implémentée en v1.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ContM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ag:DataContMg:*:1850#</text:p>
          </table:table-cell>
          <table:table-cell office:value-type="string" calcext:value-type="string">
            <text:p>Cap magnétique continu. 1850 = 185,0°. Nord=0°.</text:p>
            <text:p>Calculé via atan2(y,x) sur les axes magnétomètre.</text:p>
            <text:p>Mode DATAMgCont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MoyGe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ag:DataMoyGeo:*:1820#</text:p>
          </table:table-cell>
          <table:table-cell office:value-type="string" calcext:value-type="string">
            <text:p>Moyenne cap géographique. Mode DATAGeoMoy.</text:p>
          </table:table-cell>
        </table:table-row>
        <table:table-row table:style-name="ro3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MoyM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ag:DataMoyMg:*:1840#</text:p>
          </table:table-cell>
          <table:table-cell office:value-type="string" calcext:value-type="string">
            <text:p>Moyenne cap magnétique sur nbValPourMoy mesures.</text:p>
            <text:p>Mode DATAMgMoy.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ContBru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[mx,my,mz]"</text:p>
          </table:table-cell>
          <table:table-cell office:value-type="string" calcext:value-type="string">
            <text:p>µT × 10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ag:dataContBrut:*:[4520,-1230,5800]#</text:p>
          </table:table-cell>
          <table:table-cell office:value-type="string" calcext:value-type="string">
            <text:p>Champ magnétique brut 3 axes. Diviser par 100 pour µT réels.</text:p>
            <text:p>Publié en mode DATABrutCont à freqCont Hz.</text:p>
            <text:p>Filtré par seuilMesure.</text:p>
          </table:table-cell>
        </table:table-row>
        <table:table-row table:style-name="ro5" table:visibility="filter">
          <table:table-cell office:value-type="string" calcext:value-type="string">
            <text:p>P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ode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DATABrutCont|DATAGeoCont|DATAGeoMoy|DATAMgCont|DATAMgMo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ag:modeMg:*:DATAMgCont#</text:p>
          </table:table-cell>
          <table:table-cell office:value-type="string" calcext:value-type="string">
            <text:p>OFF=capteur inactif.</text:p>
            <text:p>DATABrutCont=champ magnétique brut [x,y,z] µT×100.</text:p>
            <text:p>DATAMgCont/Moy=cap magnétique continu/moyenné.</text:p>
            <text:p>DATAGeoCont/Moy=cap géographique continu/moyenné.</text:p>
            <text:p>⚠️ Pas de correction déclinaison magnétique en v1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ode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DATABrutCont|DATAGeoCont|DATAGeoMoy|DATAMgCont|DATAMgMo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ag:modeMg:*:DATAMgCont#</text:p>
          </table:table-cell>
          <table:table-cell office:value-type="string" calcext:value-type="string">
            <text:p>ACK réception du mode.</text:p>
          </table:table-cell>
        </table:table-row>
        <table:table-row table:style-name="ro8" table:visibility="filter">
          <table:table-cell office:value-type="string" calcext:value-type="string">
            <text:p>P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para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  : number &gt;0  (Hz)</text:p>
            <text:p>freqMoy        : number &gt;0  (Hz)</text:p>
            <text:p>nbValPourMoy   : number &gt;0</text:p>
            <text:p>seuilMesure.x  : number &gt;=0  (µT × 100) filtrage bruit axe x</text:p>
            <text:p>seuilMesure.y  : number &gt;=0  (µT × 100) filtrage bruit axe y</text:p>
            <text:p>seuilMesure.z  : number &gt;=0  (µT × 100) filtrage bruit axe z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ag:paraMg:*:{"freqCont":5,"freqMoy":1,"nbValPourMoy":5,"seuilMesure":{"x":50,"y":50,"z":50}}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para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ag:paraMg:*:{"freqCont":5,...}#</text:p>
          </table:table-cell>
          <table:table-cell office:value-type="string" calcext:value-type="string">
            <text:p>_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StreamUR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URL HTT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amSE:StreamURL:rear:http://192.168.1.10:8080/video#</text:p>
          </table:table-cell>
          <table:table-cell office:value-type="string" calcext:value-type="string">
            <text:p>URL du flux ou du snapshot, publiée après démarrage réussi.</text:p>
            <text:p>IP récupérée dynamiquement via ifconfig wlan0 (fallback ip addr).</text:p>
            <text:p>Mise à jour dans cam_config.json .status.last_ip.</text:p>
          </table:table-cell>
        </table:table-row>
        <table:table-row table:style-name="ro8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CAM_START_FAIL|CAM_IP_FAIL|CAM_CONFIG_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CamSE:error:rear:CAM_START_FAIL#</text:p>
          </table:table-cell>
          <table:table-cell office:value-type="string" calcext:value-type="string">
            <text:p>Événement erreur caméra non récupérable.</text:p>
            <text:p>CAM_START_FAIL = IP Webcam ne répond pas sur 8080 après démarrage.</text:p>
            <text:p>CAM_IP_FAIL = IP wlan0 non lisible.</text:p>
            <text:p>CAM_CONFIG_FAIL = cam_config.json absent ou illisible.</text:p>
            <text:p>Si typePtge=0 ou 2 : déclenche URG_SENSOR_FAIL après urgDelay secondes.</text:p>
            <text:p>⚠️ Ancienne notation (error) remplacée par error + NATURE=Event.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modeC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stream|snapsh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rear|front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amSE:modeCam:rear:stream#</text:p>
          </table:table-cell>
          <table:table-cell office:value-type="string" calcext:value-type="string">
            <text:p>Commande principale caméra.</text:p>
            <text:p>off → am force-stop IP Webcam.</text:p>
            <text:p>stream → démarrage flux vidéo continu (IP Webcam port 8080/video).</text:p>
            <text:p>snapshot → démarrage mode photo (shot.jpg).</text:p>
            <text:p>Profil CPU adapté automatiquement : normal (&lt;70%) ou optimized (&gt;70%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modeC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stream|snapshot|err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amSE:modeCam:rear:stream#</text:p>
          </table:table-cell>
          <table:table-cell office:value-type="string" calcext:value-type="string">
            <text:p>ACK mode appliqué, émis par send_mode_state().</text:p>
            <text:p>error = mode positionné automatiquement sur erreur non critique.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paraC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rear|front|*</text:p>
          </table:table-cell>
          <table:table-cell office:value-type="string" calcext:value-type="string">
            <text:p>res       : enum  (low|720p|1080p|1920x1080|1280x720)</text:p>
            <text:p>fps       : number &gt;0  (images/s)</text:p>
            <text:p>quality   : number 0–100  (compression JPEG)</text:p>
            <text:p>urgDelay  : number &gt;0  (secondes avant URG si perte cam avec typePtge 0 ou 2)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CamSE:paraCam:rear:{"res":"1080p","fps":30,"quality":80,"urgDelay":5}#</text:p>
          </table:table-cell>
          <table:table-cell office:value-type="string" calcext:value-type="string">
            <text:p>Paramètres mémorisés dans cam_config.json par instance.</text:p>
            <text:p>Le profil CPU (normal/optimized) prend le dessus sur res/fps en cas de surcharge.</text:p>
            <text:p>Mise à jour sélective : seuls les champs présents sont modifiés.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paraC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amSE:paraCam:rear:{"res":"1080p","fps":30,"quality":80,"urgDelay":5}#</text:p>
          </table:table-cell>
          <table:table-cell office:value-type="string" calcext:value-type="string">
            <text:p>ACK avec valeurs finales réellement appliquées à l'instance.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rear|front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amSE:snap:rear:1#</text:p>
          </table:table-cell>
          <table:table-cell office:value-type="string" calcext:value-type="string">
            <text:p>Déclenche un snapshot immédiat via IP Webcam.</text:p>
            <text:p>L'URL de la photo est retournée via StreamURL.</text:p>
            <text:p>⚠️ Ancienne notation (snap) remplacée par snap + NATURE=Event.</text:p>
          </table:table-cell>
        </table:table-row>
        <table:table-row table:style-name="ro2" table:visibility="filter">
          <table:table-cell office:value-type="string" calcext:value-type="string">
            <text:p>P</text:p>
          </table:table-cell>
          <table:table-cell office:value-type="string" calcext:value-type="string">
            <text:p>Torch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TorchSE:active:*:On#</text:p>
          </table:table-cell>
          <table:table-cell office:value-type="string" calcext:value-type="string">
            <text:p>Si caméra active → HTTP /enablels ou /disablels (API IP Webcam).</text:p>
            <text:p>Si caméra inactive → termux-torch on/off (natif Android).</text:p>
            <text:p>Bascule automatique selon cam_config.json .status.active.</text:p>
            <text:p>⚠️ Incohérence code actuel : rz_torch_manager.sh envoie $I:Torch:..., le parser route TorchSE. Corriger VAR dans torch_manager.sh.</text:p>
          </table:table-cell>
        </table:table-row>
        <table:table-row table:style-name="ro3" table:visibility="filter">
          <table:table-cell office:value-type="string" calcext:value-type="string">
            <text:p>S</text:p>
          </table:table-cell>
          <table:table-cell office:value-type="string" calcext:value-type="string">
            <text:p>Torch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TorchSE:active:SE:On#</text:p>
          </table:table-cell>
          <table:table-cell office:value-type="string" calcext:value-type="string">
            <text:p>ACK émis après exécution de set_torch().</text:p>
            <text:p>⚠️ Code actuel émet $I:Torch:... — à corriger en $I:TorchSE:...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aler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faible|moyen|fort|sil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E:MicroSE:alerte:*:fort#</text:p>
          </table:table-cell>
          <table:table-cell office:value-type="string" calcext:value-type="string">
            <text:p>Envoyé à chaque CHANGEMENT de niveau d'intensité (montée ET retour silence).</text:p>
            <text:p>Seuil franchi seulement si maintenu &gt;= holdTime ms (anti-faux positifs).</text:p>
            <text:p>⚠️ Le code émet encore la notation alerte — à normaliser en alerte + NATURE=Event.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dataContR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0</text:p>
          </table:table-cell>
          <table:table-cell office:value-type="string" calcext:value-type="string">
            <text:p>RMS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icroSE:dataContRMS:*:342#</text:p>
          </table:table-cell>
          <table:table-cell office:value-type="string" calcext:value-type="string">
            <text:p>Niveau sonore RMS × 10 (entier). Diviser par 10 pour valeur réelle.</text:p>
            <text:p>Enregistrement winSize ms via termux-microphone-record.</text:p>
            <text:p>Analyse RMS via ffmpeg/astats. Filtre delta : envoyé si |moy−dernière| &gt; seuilDelta.</text:p>
          </table:table-cell>
        </table:table-row>
        <table:table-row table:style-name="ro4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8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icroSE:direction:*:450#</text:p>
          </table:table-cell>
          <table:table-cell office:value-type="string" calcext:value-type="string">
            <text:p>Direction estimée de la source sonore dominante. 450 = 45,0°.</text:p>
            <text:p>Calculé par rz_balayage_sonore.sh : balayage servo TGD, angle à max RMS.</text:p>
            <text:p>Publié en modes orientation et surveillance.</text:p>
          </table:table-cell>
        </table:table-row>
        <table:table-row table:style-name="ro5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normal|intensite|orientation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icroSE:modeMicro:*:intensite#</text:p>
          </table:table-cell>
          <table:table-cell office:value-type="string" calcext:value-type="string">
            <text:p>off=micro coupé, aucun flux.</text:p>
            <text:p>normal=dataContRMS publié à chaque mesure.</text:p>
            <text:p>intensite=dataContRMS si delta&gt;seuilDelta + alerte si seuil franchi holdTime ms.</text:p>
            <text:p>orientation=balayage servo TGD → angle direction sonore.</text:p>
            <text:p>surveillance=intensite + balayage auto si RMS&gt;seuilMoyen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normal|intensite|orientation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roSE:modeMicro:*:intensite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paraMi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      : number &gt;0  (ms — plus petit = plus fréquent)</text:p>
            <text:p>winSize            : number &gt;=freqCont  (ms) fenêtre glissante</text:p>
            <text:p>seuilDelta         : number 0–1000  (RMS × 10) variation min pour envoi</text:p>
            <text:p>holdTime           : number &gt;0  (ms) durée maintien seuil avant alerte</text:p>
            <text:p>seuilFaible        : number 0–1000  (RMS × 10)</text:p>
            <text:p>seuilMoyen         : number &gt;seuilFaible  (RMS × 10)</text:p>
            <text:p>seuilFort          : number &gt;seuilMoyen  (RMS × 10)</text:p>
            <text:p>pasBalayage        : number &gt;0  (degrés/étape)</text:p>
            <text:p>timeoutOrientation : number &gt;0  (secondes)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icroSE:paraMicro:*:{"freqCont":300,"winSize":300,"seuilDelta":30,"holdTime":500,"seuilFaible":100,"seuilMoyen":400,"seuilFort":700,"pasBalayage":10,"timeoutOrientation":15}#</text:p>
          </table:table-cell>
          <table:table-cell office:value-type="string" calcext:value-type="string">
            <text:p>⚠️ freqCont/winSize en MILLISECONDES (≠ Gyro/Mag en Hz, ≠ Sys en s).</text:p>
            <text:p>seuilFaible &lt; seuilMoyen &lt; seuilFort obligatoire (vérifié par check_config.sh).</text:p>
            <text:p>N fenêtre glissante = winSize/freqCont (min 2 → winSize &gt;= 2×freqCont recommandé)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paraMic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roSE:paraMicro:*:{"freqCont":300,...}#</text:p>
          </table:table-cell>
          <table:table-cell office:value-type="string" calcext:value-type="string">
            <text:p>_</text:p>
          </table:table-cell>
        </table:table-row>
        <table:table-row table:style-name="ro8" table:visibility="filter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Inactif|Cmde|Conv|Mix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TT:context:*:Cmde#</text:p>
          </table:table-cell>
          <table:table-cell office:value-type="string" calcext:value-type="string">
            <text:p>Calculé par calculate_stt_context() dans rz_state-manager.sh.</text:p>
            <text:p>Inactif : modeRZ=0 ou 5, ou typePtge ≠ 1 et ≠ 4.</text:p>
            <text:p>Cmde    : speed ≠ 0 (robot en mouvement) → PocketSphinx uniquement.</text:p>
            <text:p>Conv    : modeRZ=1 (VEILLE) → Gemini prioritaire.</text:p>
            <text:p>Mixte   : modeRZ=2/3/4 à l'arrêt → PocketSphinx puis Gemini si exit 1.</text:p>
            <text:p>global.json : .STT.context</text:p>
          </table:table-cell>
        </table:table-row>
        <table:table-row table:style-name="ro5" table:visibility="filter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"{CAT:VAR:PROP:INST:VAL}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AT  : enum  (V|I|E|F|A) — catégorie de la commande encapsulée</text:p>
            <text:p>VAR  : string  — variable VPIV cible</text:p>
            <text:p>PROP : string  — propriété VPIV cible</text:p>
            <text:p>INST : string  — instance VPIV cible</text:p>
            <text:p>VAL  : string  — valeur de la commande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A:STT:intent:*:{V:Gyro:modeGyro:*:DATACont}#</text:p>
          </table:table-cell>
          <table:table-cell office:value-type="string" calcext:value-type="string">
            <text:p>Capsule d'intention vocale construite par rz_stt_handler.sh.</text:p>
            <text:p>Inner VPIV encapsulé entre {} (sans $ ni #).</text:p>
            <text:p>SP reçoit, valide la commande, puis l'exécute ou la refuse.</text:p>
            <text:p>Permet un contrôle SP sur toutes les commandes vocales (validation sécurité).</text:p>
          </table:table-cell>
        </table:table-row>
        <table:table-row table:style-name="ro4" table:visibility="filter">
          <table:table-cell office:value-type="string" calcext:value-type="string">
            <text:p>P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modeST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KWS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TT:modeSTT:*:KWS#</text:p>
          </table:table-cell>
          <table:table-cell office:value-type="string" calcext:value-type="string">
            <text:p>KWS=Keyword Spotting PocketSphinx (wake word + catalogue 45 commandes).</text:p>
            <text:p>OFF=STT désactivé.</text:p>
            <text:p>Repli automatique vers Gemini si PocketSphinx exit 1 (non reconnu)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modeST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KWS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TT:modeSTT:*:KWS#</text:p>
          </table:table-cell>
          <table:table-cell office:value-type="string" calcext:value-type="string">
            <text:p>_</text:p>
          </table:table-cell>
        </table:table-row>
        <table:table-row table:style-name="ro2" table:visibility="filter">
          <table:table-cell office:value-type="string" calcext:value-type="string">
            <text:p>P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paraST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eyphrase : string  (mot de réveil, ex: "rz" — doit être dans fr.dict)</text:p>
            <text:p>lang      : enum  (fr|en)</text:p>
            <text:p>threshold : number  (notation scientifique, ex: 1e-20 — plus petit = plus exigeant)</text:p>
            <text:p>lib_path  : string  (chemin relatif vers dossier lib_pocketsphinx/)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TT:paraSTT:*:{"keyphrase":"rz","lang":"fr","threshold":1e-20,"lib_path":"lib_pocketsphinx"}#</text:p>
          </table:table-cell>
          <table:table-cell office:value-type="string" calcext:value-type="string">
            <text:p>keyphrase doit être dans fr.dict (regénérable via rz_build_dict.py).</text:p>
            <text:p>⚠️ model-fr/ et lexique_referent.dict : fichiers lourds (~50–200 Mo),</text:p>
            <text:p>hors Git, à installer manuellement une seule fois. original_init.sh vérifie leur présence.</text:p>
          </table:table-cell>
        </table:table-row>
        <table:table-row table:style-name="ro4" table:visibility="filter">
          <table:table-cell office:value-type="string" calcext:value-type="string">
            <text:p>P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A:Voice:tts:*:"Démarrage terminé"#</text:p>
          </table:table-cell>
          <table:table-cell office:value-type="string" calcext:value-type="string">
            <text:p>SP demande à SE de prononcer un texte via termux-tts-speak.</text:p>
            <text:p>Géré directement dans rz_vpiv_parser.sh (case A / MODULE=Voice).</text:p>
            <text:p>Les guillemets sont retirés avant envoi au moteur TTS.</text:p>
          </table:table-cell>
        </table:table-row>
        <table:table-row table:style-name="ro3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Baby:*:On#</text:p>
          </table:table-cell>
          <table:table-cell office:value-type="string" calcext:value-type="string">
            <text:p>Démarre/arrête app Baby via Tasker (tâche RZ_Baby).</text:p>
            <text:p>⚠️ Tasker doit être actif (bloquant si Tasker OFF).</text:p>
          </table:table-cell>
        </table:table-row>
        <table:table-row table:style-name="ro3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Baby:*:OK#</text:p>
          </table:table-cell>
          <table:table-cell office:value-type="string" calcext:value-type="string">
            <text:p>FAIL si : Tasker OFF, urgence active, ou erreur bridge.</text:p>
            <text:p>État mis à jour dans appli_config.json (state, last_change).</text:p>
          </table:table-cell>
        </table:table-row>
        <table:table-row table:style-name="ro4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Monit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BabyMonitor:*:On#</text:p>
          </table:table-cell>
          <table:table-cell office:value-type="string" calcext:value-type="string">
            <text:p>Via RZ_BabyMonitor (Tasker).</text:p>
            <text:p>warn si cam active, modeMicro=off, ou modeRZ=3.</text:p>
            <text:p>⚠️ Tasker requis (bloquant si Tasker OFF)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Moni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BabyMonitor:*:OK#</text:p>
          </table:table-cell>
          <table:table-cell office:value-type="string" calcext:value-type="string">
            <text:p>_</text:p>
          </table:table-cell>
        </table:table-row>
        <table:table-row table:style-name="ro5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ExprTask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voir INST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Expression (nom expression) | Info (texte) | Off (*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A:Appli:ExprTasker:Expression:sourire#</text:p>
          </table:table-cell>
          <table:table-cell office:value-type="string" calcext:value-type="string">
            <text:p>Expression → tâche RZ_Expression (expressions faciales robot).</text:p>
            <text:p>Info → tâche RZ_Info (affichage message sur écran SE).</text:p>
            <text:p>Off → arrêt ExprTasker.</text:p>
            <text:p>⚠️ L'INSTANCE porte le type d'action (≠ autres Appli où INSTANCE=*).</text:p>
            <text:p>La VALUE porte l'argument (nom expression ou texte)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ExprTask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Expression|Info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Appli:ExprTasker:Expression:OK#</text:p>
          </table:table-cell>
          <table:table-cell office:value-type="string" calcext:value-type="string">
            <text:p>L'instance de l'ACK reprend l'instance de la commande reçue.</text:p>
          </table:table-cell>
        </table:table-row>
        <table:table-row table:style-name="ro3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NavG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NavGPS:*:On#</text:p>
          </table:table-cell>
          <table:table-cell office:value-type="string" calcext:value-type="string">
            <text:p>Via RZ_NavGPS (Tasker) ou Maps am start (com.google.android.apps.maps).</text:p>
            <text:p>warn si modeRZ=3 (robot en déplacement)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NavGP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NavGPS:*:OK#</text:p>
          </table:table-cell>
          <table:table-cell office:value-type="string" calcext:value-type="string">
            <text:p>_</text:p>
          </table:table-cell>
        </table:table-row>
        <table:table-row table:style-name="ro3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tasker:*:On#</text:p>
          </table:table-cell>
          <table:table-cell office:value-type="string" calcext:value-type="string">
            <text:p>Démarre Tasker lui-même via am start (net.dinglisch.android.taskerm).</text:p>
            <text:p>Pas de dépendance Tasker pour cette app (am start direct)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tasker:*:OK#</text:p>
          </table:table-cell>
          <table:table-cell office:value-type="string" calcext:value-type="string">
            <text:p>_</text:p>
          </table:table-cell>
        </table:table-row>
        <table:table-row table:style-name="ro4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zoom:*:On#</text:p>
          </table:table-cell>
          <table:table-cell office:value-type="string" calcext:value-type="string">
            <text:p>Via RZ_Zoom (Tasker) ou am start fallback (us.zoom.videomeetings).</text:p>
            <text:p>warn si cam active ou modeRZ=3.</text:p>
            <text:p>bloquant si CPU &gt; seuil urgence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zoom:*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ystem:*:boot:OK#</text:p>
          </table:table-cell>
          <table:table-cell office:value-type="string" calcext:value-type="string">
            <text:p>Publié par RZ_initAll() à la fin de l'initialisation Arduino. Indique à SP que le firmware est opérationnel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act:1#</text:p>
          </table:table-cell>
          <table:table-cell office:value-type="string" calcext:value-type="string">
            <text:p>Active (1) ou désactive (0) l'envoi vers l'UNO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v,omega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cmd:80,0,2#</text:p>
          </table:table-cell>
          <table:table-cell office:value-type="string" calcext:value-type="string">
            <text:p>v∈[-100..100], omega∈[-100..100], a∈[0..4]. Bloqué si urgence activ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ktur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2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kturn:800#</text:p>
          </table:table-cell>
          <table:table-cell office:value-type="string" calcext:value-type="string">
            <text:p>Confirmation kturn appliqué, en entier ×1000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ktu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2000</text:p>
          </table:table-cell>
          <table:table-cell office:value-type="string" calcext:value-type="string">
            <text:p>×1000 (1000=standard)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kturn:800#</text:p>
          </table:table-cell>
          <table:table-cell office:value-type="string" calcext:value-type="string">
            <text:p>Coefficient rotation encodé ×1000. 500=doux, 800=confort, 1000=standard, 1500=franc. Converti en float intern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stop|cl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override:stop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stop|cl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override:stop#</text:p>
          </table:table-cell>
          <table:table-cell office:value-type="string" calcext:value-type="string">
            <text:p>Arrêt forcé (stop) ou lever override (clear)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tr:*:read:1#</text:p>
          </table:table-cell>
          <table:table-cell office:value-type="string" calcext:value-type="string">
            <text:p>Demande l'état courant L,R,A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cale:750#</text:p>
          </table:table-cell>
          <table:table-cell office:value-type="string" calcext:value-type="string">
            <text:p>Confirmation facteur scale appliqué, en entier ×1000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0</text:p>
          </table:table-cell>
          <table:table-cell office:value-type="string" calcext:value-type="string">
            <text:p>×1000 (0=arrêt 1000=normal)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scale:750#</text:p>
          </table:table-cell>
          <table:table-cell office:value-type="string" calcext:value-type="string">
            <text:p>Facteur réduction vitesses encodé ×1000. 750=0.750, 1000=pleine vitesse. Converti en float interne par dispatch_Mtr.cpp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L,R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tate:80,-80,2#</text:p>
          </table:table-cell>
          <table:table-cell office:value-type="string" calcext:value-type="string">
            <text:p>Consignes actuelles en réponse à read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top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stop:1#</text:p>
          </table:table-cell>
          <table:table-cell office:value-type="string" calcext:value-type="string">
            <text:p>Arrêt propre : v=0, omega=0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L,R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tr:*:targets:80,-80,2#</text:p>
          </table:table-cell>
          <table:table-cell office:value-type="string" calcext:value-type="string">
            <text:p>Consignes différentielles calculées envoyées à l'UNO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act:*:1#</text:p>
          </table:table-cell>
          <table:table-cell office:value-type="string" calcext:value-type="string">
            <text:p>Confirmation état activation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act:1#</text:p>
          </table:table-cell>
          <table:table-cell office:value-type="string" calcext:value-type="string">
            <text:p>Active (1) ou met en pause (0) le calcul odométriqu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compass:*:OK#</text:p>
          </table:table-cell>
          <table:table-cell office:value-type="string" calcext:value-type="string">
            <text:p>Confirmation réception données boussole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deg,quality</text:p>
          </table:table-cell>
          <table:table-cell office:value-type="string" calcext:value-type="string">
            <text:p>deg;0-1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compass:125,85#</text:p>
          </table:table-cell>
          <table:table-cell office:value-type="string" calcext:value-type="string">
            <text:p>Cap boussole SE relayé par SP vers Arduino. deg=cap(0-360°,0=Nord), quality=fiabilité(0-100). Source=SE, acheminé via SP (Node-RED relaie Mag:DataContGeo)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:*:50#</text:p>
          </table:table-cell>
          <table:table-cell office:value-type="string" calcext:value-type="string">
            <text:p>Confirmation période calcul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freq:50#</text:p>
          </table:table-cell>
          <table:table-cell office:value-type="string" calcext:value-type="string">
            <text:p>Période de calcul odométrique (ms). 50=20Hz recommandé. Aussi configurable via paraOdom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Pos:*:200#</text:p>
          </table:table-cell>
          <table:table-cell office:value-type="string" calcext:value-type="string">
            <text:p>Confirmation période envoi position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Po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freqPos:200#</text:p>
          </table:table-cell>
          <table:table-cell office:value-type="string" calcext:value-type="string">
            <text:p>Période d'envoi automatique de la position (ms). 0=désactivé. 200ms=5Hz recommandé. Aussi configurable via paraOdom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V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Vel:*:40#</text:p>
          </table:table-cell>
          <table:table-cell office:value-type="string" calcext:value-type="string">
            <text:p>Confirmation période envoi vitesse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V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freqVel:40#</text:p>
          </table:table-cell>
          <table:table-cell office:value-type="string" calcext:value-type="string">
            <text:p>Période d'envoi automatique de la vitesse (ms). 0=désactivé. 40ms=25Hz recommandé. Aussi configurable via paraOdom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gyro:*:OK#</text:p>
          </table:table-cell>
          <table:table-cell office:value-type="string" calcext:value-type="string">
            <text:p>Confirmation réception données gyro.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deg_s,ts_ms</text:p>
          </table:table-cell>
          <table:table-cell office:value-type="string" calcext:value-type="string">
            <text:p>deg/s;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gyro:12,170932#</text:p>
          </table:table-cell>
          <table:table-cell office:value-type="string" calcext:value-type="string">
            <text:p>Données gyroscope SE relayées par SP vers Arduino. deg_s=vitesse angulaire axe Z(deg/s), ts_ms=horodatage(ms). Source=SE, acheminé via SP (Node-RED relaie Gyro:dataContGyro)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mode:*:normal#</text:p>
          </table:table-cell>
          <table:table-cell office:value-type="string" calcext:value-type="string">
            <text:p>Confirmation mode appliqué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mode:normal#</text:p>
          </table:table-cell>
          <table:table-cell office:value-type="string" calcext:value-type="string">
            <text:p>Preset. idle=arrêt calcul+report lent(1s). normal=reprend avec fréquences par défaut. surv=calcul et vel deux fois plus fréquents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araOd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wheel_mm,track_mm,cpr,gainG,gainD,fCalc,fPos,fVel</text:p>
          </table:table-cell>
          <table:table-cell office:value-type="string" calcext:value-type="string">
            <text:p>mm;mm;ticks;×1000;×1000;ms;ms;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paraOdom:*:65,200,256,1000,1000,50,200,40#</text:p>
          </table:table-cell>
          <table:table-cell office:value-type="string" calcext:value-type="string">
            <text:p>Echo de confirmation avec TOUTES les valeurs effectives après application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araOd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wheel_mm,track_mm,cpr[,gainG,gainD,fCalc,fPos,fVel]</text:p>
          </table:table-cell>
          <table:table-cell office:value-type="string" calcext:value-type="string">
            <text:p>mm;mm;ticks;×1000;×1000;ms;ms;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paraOdom:65,200,256,1000,1000,50,200,40#</text:p>
          </table:table-cell>
          <table:table-cell office:value-type="string" calcext:value-type="string">
            <text:p>Configuration physique complète. Les 3 premiers sont obligatoires. gainG/gainD×1000 (1000=neutre). fCalc=période calcul(ms), fPos=période envoi pos(ms), fVel=période envoi vel(ms). 0 pour un paramètre optionnel = garder valeur actuelle. Séquence recommandée : act:0 → paraOdom → reset:1 → act:1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x_mm,y_mm,theta_mrad</text:p>
          </table:table-cell>
          <table:table-cell office:value-type="string" calcext:value-type="string">
            <text:p>mm;mm;mrad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pos:*:1234,567,1570#</text:p>
          </table:table-cell>
          <table:table-cell office:value-type="string" calcext:value-type="string">
            <text:p>Position du robot. Entiers ×1000. x_mm=x×1000(mm), y_mm=y×1000(mm), theta_mrad=theta×1000(mrad). Envoi périodique selon freqPos_ms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pos|vel|a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read:pos#</text:p>
          </table:table-cell>
          <table:table-cell office:value-type="string" calcext:value-type="string">
            <text:p>Lecture immédiate. pos=position, vel=vitesse, all=les deux. Réponse : $I:Odom:pos:*:...# ou $I:Odom:vel:*:...# ou $I:Odom:report:*:...#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pos:x,y,t;vel:v,w</text:p>
          </table:table-cell>
          <table:table-cell office:value-type="string" calcext:value-type="string">
            <text:p>mm;mm;mrad;mm/s;mrad/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report:*:pos:1234,567,1570;vel:250,12#</text:p>
          </table:table-cell>
          <table:table-cell office:value-type="string" calcext:value-type="string">
            <text:p>Rapport combiné one-shot (sur demande). Toutes valeurs en entiers ×1000. Déclenché par read:all, report, ou reset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reset:*:OK#</text:p>
          </table:table-cell>
          <table:table-cell office:value-type="string" calcext:value-type="string">
            <text:p>Confirmation reset pose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1|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reset:1#</text:p>
          </table:table-cell>
          <table:table-cell office:value-type="string" calcext:value-type="string">
            <text:p>Remet pose à zéro (x=0,y=0,theta=0). Déclenche un report one-shot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v_mm_s,omega_mrad_s</text:p>
          </table:table-cell>
          <table:table-cell office:value-type="string" calcext:value-type="string">
            <text:p>mm/s;mrad/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vel:*:250,12#</text:p>
          </table:table-cell>
          <table:table-cell office:value-type="string" calcext:value-type="string">
            <text:p>Vitesse robot. Entiers ×1000. v_mm_s=vitesse_linéaire×1000(mm/s), omega_mrad_s=vitesse_angulaire×1000(mrad/s). Envoi périodique selon freqVel_ms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ruitNiv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bruitNiv1:310#</text:p>
          </table:table-cell>
          <table:table-cell office:value-type="string" calcext:value-type="string">
            <text:p>Bruit soutenu &gt; seuil1. Mode InfoNuisce requis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ruitNiv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bruitNiv2:650#</text:p>
          </table:table-cell>
          <table:table-cell office:value-type="string" calcext:value-type="string">
            <text:p>Bruit soutenu &gt; seuil2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detectPresenceS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detectPresenceSon:120#</text:p>
          </table:table-cell>
          <table:table-cell office:value-type="string" calcext:value-type="string">
            <text:p>Présence sonore détectée. Mode DetectPresence requis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Ang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−18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Angle:45#</text:p>
          </table:table-cell>
          <table:table-cell office:value-type="string" calcext:value-type="string">
            <text:p>Angle d'arrivée du son. Mode ANGLE requis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Mo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Moy:512#</text:p>
          </table:table-cell>
          <table:table-cell office:value-type="string" calcext:value-type="string">
            <text:p>Niveau sonore moyen. Mode MOY requis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P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PIC:820#</text:p>
          </table:table-cell>
          <table:table-cell office:value-type="string" calcext:value-type="string">
            <text:p>Niveau sonore pic. Mode PIC requis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MOY|ANGLE|P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modeMicsF:MOY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MOY|ANGLE|P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modeMicsF:MOY#</text:p>
          </table:table-cell>
          <table:table-cell office:value-type="string" calcext:value-type="string">
            <text:p>Mode flux microphone Arduino.</text:p>
          </table:table-cell>
        </table:table-row>
        <table:table-row table:style-name="ro3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InfoNuisce|DetectPres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modeMicsI:InfoNuisce#</text:p>
          </table:table-cell>
          <table:table-cell office:value-type="string" calcext:value-type="string">
            <text:p>_</text:p>
          </table:table-cell>
        </table:table-row>
        <table:table-row table:style-name="ro3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InfoNuisce|DetectPres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modeMicsI:InfoNuisce#</text:p>
          </table:table-cell>
          <table:table-cell office:value-type="string" calcext:value-type="string">
            <text:p>Mode détection événements sonores Arduino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paraMicsF:OK#</text:p>
          </table:table-cell>
          <table:table-cell office:value-type="string" calcext:value-type="string">
            <text:p>_</text:p>
          </table:table-cell>
        </table:table-row>
        <table:table-row table:style-name="ro3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fMoy,fPic,wMoy,wPic,dSeuil,dAngle"</text:p>
          </table:table-cell>
          <table:table-cell office:value-type="string" calcext:value-type="string">
            <text:p>ms/ms/ms/ms/ADC/deg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paraMicsF:200,100,200,100,5,10#</text:p>
          </table:table-cell>
          <table:table-cell office:value-type="string" calcext:value-type="string">
            <text:p>6 entiers CSV paramètres flux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paraMicsI:OK#</text:p>
          </table:table-cell>
          <table:table-cell office:value-type="string" calcext:value-type="string">
            <text:p>_</text:p>
          </table:table-cell>
        </table:table-row>
        <table:table-row table:style-name="ro3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s0,s1,s2,sP,dNuisce,dPresence,cooldown"</text:p>
          </table:table-cell>
          <table:table-cell office:value-type="string" calcext:value-type="string">
            <text:p>ADC×4/ms×3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paraMicsI:30,300,600,100,500,300,2000#</text:p>
          </table:table-cell>
          <table:table-cell office:value-type="string" calcext:value-type="string">
            <text:p>7 entiers CSV paramètres détection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act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6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2:alert:12#</text:p>
          </table:table-cell>
          <table:table-cell office:value-type="string" calcext:value-type="string">
            <text:p>Capteur sous seuil danger. Instance=index numériqu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delta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delta:5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freq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freq:10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mode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mode:normal#</text:p>
          </table:table-cell>
          <table:table-cell office:value-type="string" calcext:value-type="string">
            <text:p>Instancié ?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6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rG|ArC|...|Tt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AvC:one:45#</text:p>
          </table:table-cell>
          <table:table-cell office:value-type="string" calcext:value-type="string">
            <text:p>Valeur d'un capteur US spécifique en cm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ArG|ArC|ArD|AvD|AvC|AvG|TtG|TtD|Tt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US:AvC:read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nd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sendall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ndal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sendall:0#</text:p>
          </table:table-cell>
          <table:table-cell office:value-type="string" calcext:value-type="string">
            <text:p>1=publie toutes valeurs, 0=seulement si variation &gt; delta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spect_m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suspect_ms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spect_m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US:*:suspect_ms:500#</text:p>
          </table:table-cell>
          <table:table-cell office:value-type="string" calcext:value-type="string">
            <text:p>Délai sans réponse pour marquer capteur suspect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thd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thd:2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CSV 9 valeur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*:val:120,45,80,200,35,90,150,60,110#</text:p>
          </table:table-cell>
          <table:table-cell office:value-type="string" calcext:value-type="string">
            <text:p>Toutes les valeurs US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danger_sof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ecMvt:*:alert:danger_soft#</text:p>
          </table:table-cell>
          <table:table-cell office:value-type="string" calcext:value-type="string">
            <text:p>Alerte seuil danger en mode soft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soft|hard|id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mode:soft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soft|hard|id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mode:soft#</text:p>
          </table:table-cell>
          <table:table-cell office:value-type="string" calcext:value-type="string">
            <text:p>soft=réduit vitesse, hard=arrêt complet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scale:50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scale:500#</text:p>
          </table:table-cell>
          <table:table-cell office:value-type="string" calcext:value-type="string">
            <text:p>Facteur vitesse max mode soft ×1000. Même convention que Mtr:scal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ecMvt:*:status:1#</text:p>
          </table:table-cell>
          <table:table-cell office:value-type="string" calcext:value-type="string">
            <text:p>0=idle, 1=OK, 2=warn, 3=danger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ecMvt:*:status:1#</text:p>
          </table:table-cell>
          <table:table-cell office:value-type="string" calcext:value-type="string">
            <text:p>Demande état courant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warn,danger"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thd:40,2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warn,danger"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thd:40,20#</text:p>
          </table:table-cell>
          <table:table-cell office:value-type="string" calcext:value-type="string">
            <text:p>warn=ralentissement, danger=arrêt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rv:TGD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rv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rv:TGD:angle:9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rv:TGD:angle:9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rv:*:read:1#</text:p>
          </table:table-cell>
          <table:table-cell office:value-type="string" calcext:value-type="string">
            <text:p>Demande lecture angle courant par instanc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rv:TGD:speed:1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rv:TGD:speed:1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IRmvt:*:alert:1#</text:p>
          </table:table-cell>
          <table:table-cell office:value-type="string" calcext:value-type="string">
            <text:p>Alerte mouvement détecté (dépassement seuil)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freq:50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freq:50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idle|monitor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mode:monitor#</text:p>
          </table:table-cell>
          <table:table-cell office:value-type="string" calcext:value-type="string">
            <text:p>_</text:p>
          </table:table-cell>
        </table:table-row>
        <table:table-row table:style-name="ro10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idle|monitor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mode:monitor#</text:p>
          </table:table-cell>
          <table:table-cell table:style-name="ce2" office:value-type="string" calcext:value-type="string">
            <text:p><text:span text:style-name="T1"> le mode IDLE (inactif) il induit sur A :  </text:span><text:span text:style-name="T2">cfg_mvtir_active = false et cfg_mvtir_freq_ms = 0 . le mode monitor  a une frequence plus faible mais ce déclenche avec un thd plus faible  et surveillance à une plus grande fréquence de mesure.</text:span>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read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IRmvt:*:read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thd:1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thd:10#</text:p>
          </table:table-cell>
          <table:table-cell office:value-type="string" calcext:value-type="string">
            <text:p>Réglage seuil (nombre d'impulsions consec.)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IRmvt:*:value:23#</text:p>
          </table:table-cell>
          <table:table-cell office:value-type="string" calcext:value-type="string">
            <text:p>Valeur capteur IR. Publié à cadence freq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ler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ême unité force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FS:*:alerte:95#</text:p>
          </table:table-cell>
          <table:table-cell office:value-type="string" calcext:value-type="string">
            <text:p>Valeur force au dépassement seuil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cal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≠ 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cal:950#</text:p>
          </table:table-cell>
          <table:table-cell office:value-type="string" calcext:value-type="string">
            <text:p>Facteur calibration ×1000 (950=0.950). 0 interdit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plage calibra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FS:*:force:320#</text:p>
          </table:table-cell>
          <table:table-cell office:value-type="string" calcext:value-type="string">
            <text:p>Force normalisée. Périodique et réponse à read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freq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freq:200#</text:p>
          </table:table-cell>
          <table:table-cell office:value-type="string" calcext:value-type="string">
            <text:p>Fréquence publication ms. 0=désactiv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plage HX7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FS:*:raw:1245600#</text:p>
          </table:table-cell>
          <table:table-cell office:value-type="string" calcext:value-type="string">
            <text:p>Valeur brute HX711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force|ra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read:force#</text:p>
          </table:table-cell>
          <table:table-cell office:value-type="string" calcext:value-type="string">
            <text:p>Lecture immédiate permet de choisir d’envoyer les valeurs de force ou raw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alerte|acti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FS:*:status:alerte#</text:p>
          </table:table-cell>
          <table:table-cell office:value-type="string" calcext:value-type="string">
            <text:p>État du module FS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tare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tare:1#</text:p>
          </table:table-cell>
          <table:table-cell office:value-type="string" calcext:value-type="string">
            <text:p>Remise à zéro capteur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thd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ême unité force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thd:80#</text:p>
          </table:table-cell>
          <table:table-cell office:value-type="string" calcext:value-type="string">
            <text:p>Seuil déclenchement alert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clr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clr:1#</text:p>
          </table:table-cell>
          <table:table-cell office:value-type="string" calcext:value-type="string">
            <text:p>Éteint l'anneau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nom express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expr:smile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smile|angry|neutral|...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expr:smile#</text:p>
          </table:table-cell>
          <table:table-cell office:value-type="string" calcext:value-type="string">
            <text:p>Expression prédéfini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init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Lring:*:init:1#</text:p>
          </table:table-cell>
          <table:table-cell office:value-type="string" calcext:value-type="string">
            <text:p>Réinitialise l'anneau LED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int:128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int:128#</text:p>
          </table:table-cell>
          <table:table-cell office:value-type="string" calcext:value-type="string">
            <text:p>Intensité global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expr|exter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mode:extern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expr|exter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mode:extern#</text:p>
          </table:table-cell>
          <table:table-cell office:value-type="string" calcext:value-type="string">
            <text:p>'expr'=interne firmware, 'extern'=contrôle SP direct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3:rgb:255,0,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3:rgb:255,0,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état urg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urg:active_loop_slow#</text:p>
          </table:table-cell>
          <table:table-cell office:value-type="string" calcext:value-type="string">
            <text:p>Notification visuelle urgence via lring_emergencyTrigger()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ac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col:255,128,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col:255,128,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effetFui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effetFuite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effetFui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effetFuite:1#</text:p>
          </table:table-cell>
          <table:table-cell office:value-type="string" calcext:value-type="string">
            <text:p>Effet visuel fuite alternance pairs/impairs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init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Lrub:*:init:1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lumin:128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lumin:128#</text:p>
          </table:table-cell>
          <table:table-cell office:value-type="string" calcext:value-type="string">
            <text:p>Intensité ruban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durée ms ou annulé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timeout:5000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timeout:5000#</text:p>
          </table:table-cell>
          <table:table-cell office:value-type="string" calcext:value-type="string">
            <text:p>Extinction auto. 0=annule timeout sans éteindre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act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act:1#</text:p>
          </table:table-cell>
          <table:table-cell office:value-type="string" calcext:value-type="string">
            <text:p>Active/désactive contrôle laisse. Aussi activé par CfgS:typePtge=3|4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dead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dead:100#</text:p>
          </table:table-cell>
          <table:table-cell office:value-type="string" calcext:value-type="string">
            <text:p>Zone morte mm. Pas de correction si delta &lt; dead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dist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dist:500#</text:p>
          </table:table-cell>
          <table:table-cell office:value-type="string" calcext:value-type="string">
            <text:p>Distance cible mm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OFF|FceKO|VtK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trl_L:*:status:OK#</text:p>
          </table:table-cell>
          <table:table-cell office:value-type="string" calcext:value-type="string">
            <text:p>État laisse. Anti-spam : publié seulement si changement.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Ctrl_L:*:status:1#</text:p>
          </table:table-cell>
          <table:table-cell office:value-type="string" calcext:value-type="string">
            <text:p>Demande état courant.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vmax:OK#</text:p>
          </table:table-cell>
          <table:table-cell office:value-type="string" calcext:value-type="string">
            <text:p>_</text:p>
          </table:table-cell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vmax:50#</text:p>
          </table:table-cell>
          <table:table-cell office:value-type="string" calcext:value-type="string">
            <text:p>Vitesse longitudinale max correction laisse.</text:p>
          </table:table-cell>
        </table:table-row>
        <table:table-row table:style-name="ro1" table:number-rows-repeated="104832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TableA.A1:TableA.O246" table:display-filter-buttons="true">
          <table:filter>
            <table:filter-and>
              <table:filter-condition table:value="CamSE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1T08:30:57.221445400</meta:creation-date>
    <dc:date>2026-03-31T18:41:06.248455200</dc:date>
    <meta:editing-duration>PT23M12S</meta:editing-duration>
    <meta:editing-cycles>3</meta:editing-cycles>
    <meta:generator>LibreOffice/26.2.0.3$Windows_X86_64 LibreOffice_project/620$Build-3</meta:generator>
    <meta:document-statistic meta:table-count="1" meta:cell-count="3689" meta:object-count="0"/>
  </office:meta>
</office:document-meta>
</file>